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2.413cm"/>
    </style:style>
    <style:style style:name="co3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<text:s text:c="7"/>Czas-pracy i praca i data pracy</text:p>
          </table:table-cell>
          <table:table-cell office:value-type="string" calcext:value-type="string">
            <text:p>Za co odpowiedzialny</text:p>
          </table:table-cell>
        </table:table-row>
        <table:table-row table:style-name="ro1">
          <table:table-cell office:value-type="string" calcext:value-type="string">
            <text:p>Kacper</text:p>
          </table:table-cell>
          <table:table-cell office:value-type="string" calcext:value-type="string">
            <text:p>Ćwiękała</text:p>
          </table:table-cell>
          <table:table-cell office:value-type="string" calcext:value-type="string">
            <text:p>Stworzył Github na lekcji 18.02.2026,od 15 Lutego <text:s/>do 1 Marca położył <text:s/>fundament(około półtorej godziny dziennie,12 kwietnia było zrobione logowanie około 3,5 godziny.</text:p>
          </table:table-cell>
          <table:table-cell office:value-type="string" calcext:value-type="string">
            <text:p>Code,Pomysły,script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Ratushniuk</text:p>
          </table:table-cell>
          <table:table-cell office:value-type="string" calcext:value-type="string">
            <text:p>Stworzył Exela na lekcji 25.02.2026 od 20 do 22 Lutego lekkie wibracje około 1,5 godziny,12 kwietnia naprawiono błąd z <text:s/>z gwiazdkami około 2 godziny</text:p>
          </table:table-cell>
          <table:table-cell office:value-type="string" calcext:value-type="string">
            <text:p><text:span text:style-name="T1">Code,Pomysły</text:span>,Exel</text:p>
          </table:table-cell>
        </table:table-row>
        <table:table-row table:style-name="ro1">
          <table:table-cell office:value-type="string" calcext:value-type="string">
            <text:p>Danil</text:p>
          </table:table-cell>
          <table:table-cell office:value-type="string" calcext:value-type="string">
            <text:p>Blotskyi</text:p>
          </table:table-cell>
          <table:table-cell office:value-type="string" calcext:value-type="string">
            <text:p>Cały czas za zajmuje się design (CSS)</text:p>
          </table:table-cell>
          <table:table-cell office:value-type="string" calcext:value-type="string">
            <text:p><text:span text:style-name="T1">Pomysły</text:span>,Design</text:p>
          </table:table-cell>
        </table:table-row>
        <table:table-row table:style-name="ro1">
          <table:table-cell/>
          <table:table-cell office:value-type="string" calcext:value-type="string">
            <text:p>w tym momencie </text:p>
          </table:table-cell>
          <table:table-cell office:value-type="string" calcext:value-type="string">
            <text:p>poświęcono projektowi ponad 22 godziny i nie stwierdzono żadnych błędów na ten moment,ale należy poprawić kilka niedociągnięć związanych z logowaniem do ko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ecnie dostępne funkcje</text:p>
          </table:table-cell>
          <table:table-cell office:value-type="string" calcext:value-type="string">
            <text:p>obejmują ocenianie anime i gier, przeglądanie ich wraz z opisami,przeglądanie według kategorii,wyszukiwanie oraz tabelę najwyżej ocenianych gier/anime 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7:48:53.7592548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07:48:43.164421800</meta:creation-date>
    <dc:date>2026-04-20T08:08:41.277225400</dc:date>
    <meta:editing-duration>PT43M39S</meta:editing-duration>
    <meta:editing-cycles>5</meta:editing-cycles>
    <meta:generator>LibreOffice/25.8.5.2$Windows_X86_64 LibreOffice_project/9c8b85f387cc00a89945a79c9e6239f32e450ac2</meta:generator>
    <meta:document-statistic meta:table-count="1" meta:cell-count="20" meta:object-count="0"/>
  </office:meta>
</office:document-meta>
</file>